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42.3mm"/>
    </style:style>
    <style:style style:name="co3" style:family="table-column">
      <style:table-column-properties fo:break-before="auto" style:column-width="64.43mm"/>
    </style:style>
    <style:style style:name="co4" style:family="table-column">
      <style:table-column-properties fo:break-before="auto" style:column-width="59.64mm"/>
    </style:style>
    <style:style style:name="co5" style:family="table-column">
      <style:table-column-properties fo:break-before="auto" style:column-width="70.8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ext-properties fo:color="#c9211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_c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otonloc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otonnube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ormulariopedido</text:p>
          </table:table-cell>
          <table:table-cell office:value-type="string" calcext:value-type="string">
            <text:p>enlocal</text:p>
          </table:table-cell>
          <table:table-cell office:value-type="string" calcext:value-type="string">
            <text:p>selectgestionloca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pcionesregistrogestionloca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uotaregistroloca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electcontabilidadloca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pcionesregistrocontabilidadloca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uotaregistrocontabilidadloca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nlanube</text:p>
          </table:table-cell>
          <table:table-cell office:value-type="string" calcext:value-type="string">
            <text:p>selectgestionnub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pcionesregistrogestionnub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uotaregistrogestionnube</text:p>
          </table:table-cell>
          <table:table-cell office:value-type="string" calcext:value-type="string">
            <text:p>usuariosgestionnub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angogestionnub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ecioanualregistrogestionnub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eciomensualregistrogestionnub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iodicidad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electcontabilidadnub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pcionesregistrocontabilidadnub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uotaregistrocontabilidadnube</text:p>
          </table:table-cell>
          <table:table-cell office:value-type="string" calcext:value-type="string">
            <text:p>usuarioscontabilidadnub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angocontabilidadnub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ecioanualregistrocontabilidadnub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eciomensualregistrocontabilidadnub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tallepedido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esumenpedido </text:p>
          </table:table-cell>
          <table:table-cell office:value-type="string" calcext:value-type="string">
            <text:p>resumenpedidotext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sumenpedidoprecio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garmensualmente</text:p>
          </table:table-cell>
          <table:table-cell table:style-name="ce3" office:value-type="string" calcext:value-type="string">
            <text:p>pagomensual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espedido</text:p>
          </table:table-cell>
          <table:table-cell office:value-type="string" calcext:value-type="string">
            <text:p>pedidobruto</text:p>
          </table:table-cell>
          <table:table-cell table:style-name="ce3" office:value-type="string" calcext:value-type="string">
            <text:p>formbru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office:value-type="string" calcext:value-type="string">
            <text:p>pedidodescuento</text:p>
          </table:table-cell>
          <table:table-cell table:style-name="ce3" office:value-type="string" calcext:value-type="string">
            <text:p>formdescuent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didorecargo</text:p>
          </table:table-cell>
          <table:table-cell table:style-name="ce3" office:value-type="string" calcext:value-type="string">
            <text:p>formrecarg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didobase</text:p>
          </table:table-cell>
          <table:table-cell table:style-name="ce3" office:value-type="string" calcext:value-type="string">
            <text:p>formba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didoivaexento</text:p>
          </table:table-cell>
          <table:table-cell table:style-name="ce3" office:value-type="string" calcext:value-type="string">
            <text:p>formivaexent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didoivapor</text:p>
          </table:table-cell>
          <table:table-cell table:style-name="ce3" office:value-type="string" calcext:value-type="string">
            <text:p>formivapo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didoivaimp</text:p>
          </table:table-cell>
          <table:table-cell table:style-name="ce3" office:value-type="string" calcext:value-type="string">
            <text:p>formivaim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didototal</text:p>
          </table:table-cell>
          <table:table-cell table:style-name="ce3" office:value-type="string" calcext:value-type="string">
            <text:p>formtota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tosfacturacion</text:p>
          </table:table-cell>
          <table:table-cell table:style-name="ce3" office:value-type="string" calcext:value-type="string">
            <text:p>nombr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direccion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cp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poblacion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nif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telefono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ormadepago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office:value-type="string" calcext:value-type="string">
            <text:p>tarjet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paypa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trasferenci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recibo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IBAN</text:p>
          </table:table-cell>
          <table:table-cell office:value-type="string" calcext:value-type="string">
            <text:p>textoib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istasformadepago</text:p>
          </table:table-cell>
          <table:table-cell office:value-type="string" calcext:value-type="string">
            <text:p>pistatarjet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istapaypa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istatransferenci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istarecib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alizarpedido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office:value-type="string" calcext:value-type="string">
            <text:p>tok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dalNoCupon</text:p>
          </table:table-cell>
          <table:table-cell office:value-type="string" calcext:value-type="string">
            <text:p>modalNoCuponBod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dalNoHayProducto</text:p>
          </table:table-cell>
          <table:table-cell office:value-type="string" calcext:value-type="string">
            <text:p>modalNoHayProductoBody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odalResumenPedido</text:p>
          </table:table-cell>
          <table:table-cell office:value-type="string" calcext:value-type="string">
            <text:p>modalResumenPedidoBody</text:p>
          </table:table-cell>
          <table:table-cell office:value-type="string" calcext:value-type="string">
            <text:p>resumenfinalpedidotext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sumenfinalpedidopreci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sumenfinaltotalestexto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sumenfinaltotalesimportes</text:p>
          </table:table-cell>
          <table:table-cell table:style-name="ce5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dalProcesandoPag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edidograbado</text:p>
          </table:table-cell>
          <table:table-cell office:value-type="string" calcext:value-type="string">
            <text:p>pedidograbadotext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didograbadopagoporpayp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didograbadopagoportarje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didograbadopagoportransferenci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didograbadopagoporrecibo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funciones pendien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lculatotales(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didoaplicacupon()</text:p>
          </table:table-cell>
          <table:table-cell table:number-columns-repeated="3"/>
        </table:table-row>
      </table:table>
      <table:table table:name="Variables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10:16:39.17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30T20:06:57.233000000</meta:creation-date>
    <dc:date>2020-04-06T10:29:15.997000000</dc:date>
    <meta:editing-duration>PT9H5M4S</meta:editing-duration>
    <meta:editing-cycles>33</meta:editing-cycles>
    <meta:generator>LibreOffice/6.3.2.2$Windows_X86_64 LibreOffice_project/98b30e735bda24bc04ab42594c85f7fd8be07b9c</meta:generator>
    <meta:document-statistic meta:table-count="2" meta:cell-count="96" meta:object-count="0"/>
  </office:meta>
</office:document-meta>
</file>